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4586" style:text-align-source="fix" style:repeat-content="false" fo:wrap-option="wrap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Suite de Test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Tipo </text:p>
          </table:table-cell>
          <table:table-cell table:style-name="ce2" office:value-type="string" calcext:value-type="string">
            <text:p>Etapa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Expectativa</text:p>
          </table:table-cell>
          <table:table-cell table:style-name="ce2" office:value-type="string" calcext:value-type="string">
            <text:p>Taxa de Sucesso</text:p>
          </table:table-cell>
          <table:table-cell table:style-name="ce2" office:value-type="string" calcext:value-type="string">
            <text:p>Resultad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uso do menu</text:p>
          </table:table-cell>
          <table:table-cell table:style-name="ce3" office:value-type="string" calcext:value-type="string">
            <text:p>navegação</text:p>
          </table:table-cell>
          <table:table-cell table:style-name="ce3" office:value-type="string" calcext:value-type="string">
            <text:p>main.c</text:p>
          </table:table-cell>
          <table:table-cell table:style-name="ce3" office:value-type="string" calcext:value-type="string">
            <text:p>entrar na opção de verificar uma expressão, entrar na opção de calculadora e saindo do programa</text:p>
          </table:table-cell>
          <table:table-cell table:style-name="ce3" office:value-type="string" calcext:value-type="string">
            <text:p>entrar no menu e navegar nas opções de calculadora de expressão e sair do programa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inserindo um dado inteiro em uma pilha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inserir um número inteiro qualquer em uma pilha</text:p>
          </table:table-cell>
          <table:table-cell table:style-name="ce3" office:value-type="string" calcext:value-type="string">
            <text:p>inserir um número inteiro em uma pilha genérica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printando inteiro inserido na pilha genérica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printar para o usuário o número inserido na pilha genérica</text:p>
          </table:table-cell>
          <table:table-cell table:style-name="ce3" office:value-type="string" calcext:value-type="string">
            <text:p>mostrar para o usuário o número inserido na pilha genérica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indo para a função resolverExpressao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o menu e ir direto para a opção de inserir uma expressão</text:p>
          </table:table-cell>
          <table:table-cell table:style-name="ce3" office:value-type="string" calcext:value-type="string">
            <text:p>esperar o usuário digitar a expressão desejada e finalizar o programa</text:p>
          </table:table-cell>
          <table:table-cell table:style-name="ce8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armazenando expressão informada pelo usuário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armazenar e informar para o usuário a expressão digitada caractere a caractere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8" table:number-rows-repeated="38">
          <table:table-cell table:style-name="ce3" table:number-columns-repeated="7"/>
          <table:table-cell table:number-columns-repeated="1017"/>
        </table:table-row>
        <table:table-row table:style-name="ro8" table:number-rows-repeated="15">
          <table:table-cell table:style-name="ce4" table:number-columns-repeated="7"/>
          <table:table-cell table:number-columns-repeated="1017"/>
        </table:table-row>
        <table:table-row table:style-name="ro8" table:number-rows-repeated="65">
          <table:table-cell table:style-name="ce5" table:number-columns-repeated="7"/>
          <table:table-cell table:number-columns-repeated="1017"/>
        </table:table-row>
        <table:table-row table:style-name="ro8" table:number-rows-repeated="10484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2:34.234554223</meta:creation-date>
    <dc:date>2018-10-07T16:28:58.530708827</dc:date>
    <meta:editing-duration>PT4H58M50S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